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rsid="00229b37" officeooo:paragraph-rsid="00229b37" fo:background-color="transparent" style:font-weight-asian="bold" style:font-weight-complex="bold"/>
    </style:style>
    <style:style style:name="P4" style:family="paragraph" style:parent-style-name="Standard">
      <style:text-properties fo:font-weight="bold" officeooo:rsid="002b0a09" officeooo:paragraph-rsid="002b0a09" fo:background-color="transparent" style:font-weight-asian="bold" style:font-weight-complex="bold"/>
    </style:style>
    <style:style style:name="P5" style:family="paragraph" style:parent-style-name="Standard">
      <style:text-properties fo:background-color="#dc143c"/>
    </style:style>
    <style:style style:name="P6" style:family="paragraph" style:parent-style-name="Standard">
      <style:text-properties officeooo:rsid="00229b37" officeooo:paragraph-rsid="00229b37" fo:background-color="#dc143c"/>
    </style:style>
    <style:style style:name="P7" style:family="paragraph" style:parent-style-name="Standard">
      <style:text-properties officeooo:rsid="002b0a09" officeooo:paragraph-rsid="002e24aa" fo:background-color="#dc143c"/>
    </style:style>
    <style:style style:name="P8" style:family="paragraph" style:parent-style-name="Standard">
      <style:text-properties officeooo:rsid="00229b37" officeooo:paragraph-rsid="00229b37"/>
    </style:style>
    <style:style style:name="P9" style:family="paragraph" style:parent-style-name="Standard">
      <style:text-properties officeooo:rsid="00229b37" officeooo:paragraph-rsid="00229b37" fo:background-color="transparent"/>
    </style:style>
    <style:style style:name="P10" style:family="paragraph" style:parent-style-name="Standard">
      <style:text-properties officeooo:rsid="00229b37" officeooo:paragraph-rsid="00291806" fo:background-color="transparent"/>
    </style:style>
    <style:style style:name="P11" style:family="paragraph" style:parent-style-name="Standard">
      <style:text-properties officeooo:rsid="002b0a09" officeooo:paragraph-rsid="002b0a09" fo:background-color="transparent"/>
    </style:style>
    <style:style style:name="P12" style:family="paragraph" style:parent-style-name="Standard">
      <style:text-properties officeooo:rsid="002b0a09" officeooo:paragraph-rsid="002e24aa" fo:background-color="transparent"/>
    </style:style>
    <style:style style:name="T1" style:family="text">
      <style:text-properties fo:background-color="#ff4500" loext:char-shading-value="0"/>
    </style:style>
    <style:style style:name="T2" style:family="text">
      <style:text-properties fo:background-color="#ff4500" loext:char-shading-value="0"/>
    </style:style>
    <style:style style:name="T3" style:family="text">
      <style:text-properties fo:background-color="#dc143c" loext:char-shading-value="0"/>
    </style:style>
    <style:style style:name="T4" style:family="text">
      <style:text-properties fo:background-color="#dc143c" loext:char-shading-value="0"/>
    </style:style>
    <style:style style:name="T5" style:family="text">
      <style:text-properties fo:font-style="italic" style:font-style-asian="italic" style:font-style-complex="italic"/>
    </style:style>
    <style:style style:name="T6" style:family="text">
      <style:text-properties officeooo:rsid="002937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 R. Henderson, el Estadístico; y sus contribuciones a la estimación de componentes de varianza</text:p>
      <text:p text:style-name="Standard"/>
      <text:p text:style-name="P1">EL HITO DE HENDERSON</text:p>
      <text:p text:style-name="Standard"/>
      <text:p text:style-name="Standard"><text:span text:style-name="T2">Los primeros comienzos de la estimación de los componentes de la varianza se remontan al trabajo de dos astrónomos:</text:span> Auy [1861 (l)] y Chauvenet [1863 (lo)]. <text:span text:style-name="T2">El trabajo moderno comenzó con Fisher</text:span> [1925 (17) y 1938 (18)], <text:span text:style-name="T2">Cochran</text:span> [1939 (ll)], <text:span text:style-name="T2">Daniels</text:span> 11939 (15)] <text:span text:style-name="T2">y Winsor y Clarke</text:span> [1940 (54)l. <text:span text:style-name="T2">En todos estos documentos vemos los comienzos de lo que hoy se llama el método ANOVA para estimar los componentes de la varianza, un método basado en equiparar los cuadrados medios esperados con sus valores calculados a partir de los datos.</text:span> Como método de estimación, recibió un impulso considerable en el libro de Anderson y Bancroft (3) en el que se considera con cierta extensión. Searle (50) presenta más detalles de esta historia.</text:p>
      <text:p text:style-name="Standard"/>
      <text:p text:style-name="Standard">La mayor parte de este trabajo se había ocupado de lo que ahora se denomina datos equilibrados: datos que tienen el mismo número de observaciones en las subclases. Cochran (ll), Daniels (15) y Wmsor y Clarke (54) habían considerado el caso de datos desequilibrados (con números desiguales de observaciones en las subclases) de una clasificación unidireccional, y Ganguli (19) trató de manera integral los datos desequilibrados de modelos completamente anidados (p. ej., vacas dentro de rebaños y rebaños dentro de estados). Pero <text:span text:style-name="T4">nadie había abordado el difícil problema de estimar los componentes de la varianza a partir de datos no balanceados de modelos de clasificación cruzada</text:span> (p. ej., de registros de producción de leche de hijas de toros de IA en diferentes hatos, donde los toros se clasifican de forma cruzada con los hatos y, para un gran grupo de manadas, cada toro tiene hijas en muchas manadas y cada manada tiene hijas de muchos toros). <text:span text:style-name="T4">Este fue el problema estadístico que abordó Charles Roy Henderson en 1953 en su artículo clásico en Biometn'cs: "Estimación de componentes de varianza y covarianza" (25). Ese documento iba a ser un hito en la historia de la estimación de los componentes de la varianza</text:span>.</text:p>
      <text:p text:style-name="Standard"/>
      <text:p text:style-name="P1">EL ANTECEDENTE DE HENDERSON</text:p>
      <text:p text:style-name="Standard"/>
      <text:p text:style-name="Standard">Aquí teníamos, en 1953, un artículo estadístico, redactado en términos de vacas lecheras, que más tarde sería descrito por el Instituto de Información Científica como uno de los artículos más citados en la literatura científica: en la década de 1978 a 1988 , 25 a 35 años después de su publicación, fue catalogado por Science Citation Index como referenciado 234 veces, ¡un promedio de dos veces al mes! ¿De dónde, estadísticamente, vino su autor?</text:p>
      <text:p text:style-name="Standard"/>
      <text:p text:style-name="Standard">Charles Henderson creció en Iowa y recibió toda su educación universitaria en Iowa State College (ahora Universidad) en Ames. Siguiendo su M.S. Licenciado en nutrición animal, trabajó primero con el Servicio de Extensión de Iowa y luego con la Universidad de Ohio, y en 1942 se unió al Ejército de los EE. UU., donde terminó como Oficial al mando de un Laboratorio de Nutrición Médica del Ejército en Chicago. Fue durante esos días del ejército que comenzó su interés estadístico, como lo demuestran los 18 artículos de 1944 a 1948 en los que es coautor. Casi todos estos se refieren a características tales como "efectos de" y "observaciones sobre" diversas limitaciones dietéticas en hombres jóvenes.</text:p>
      <text:p text:style-name="Standard"/>
      <text:p text:style-name="Standard">Al dejar el ejército en 1946, Chuck (como todos lo conocíamos) regresó a Ames y obtuvo un doctorado. Licenciatura con Jay L. Lush, Leroy Hazel y Oscar Kempthorne. Y <text:span text:style-name="T4">fue mientras trabajaba en su tesis, “Estimación de las variaciones debidas a las habilidades combinadas generales, específicas y maternas entre las líneas consanguíneas de cerdos”, que llegó al problema que lo preocupó, estadísticamente, por el resto de su vida. Esta era la pregunta: ¿cómo se estiman los componentes de la varianza a partir de grandes conjuntos de datos de clasificación cruzada que tienen números desiguales </text:span><text:soft-page-break/><text:span text:style-name="T4">de observaciones en las subclases? En ese momento, a fines de la década de 1940 y principios de la de 1950, solo existía el método de estimación ANOVA, basado en igualar los cuadrados medios de un análisis de varianza con sus valores esperados bajo modelos que contienen efectos aleatorios; en general, modelos mixtos. El resultado es un conjunto de ecuaciones lineales en los componentes de la varianza, cuyas soluciones se toman como estimaciones de los componentes de la varianza</text:span>.</text:p>
      <text:p text:style-name="Standard"/>
      <text:p text:style-name="Standard"><text:span text:style-name="T5">Ejemplo</text:span>. Supongamos que en un año dado hay n hijas de cada uno de los b toros en un experimento de prueba de padres, con</text:p>
      <text:p text:style-name="Standard"/>
      <text:p text:style-name="Standard">…</text:p>
      <text:p text:style-name="Standard"/>
      <text:p text:style-name="Standard">siendo el registro de la hija j del padre i. Luego, el análisis de la tabla de varianza entre toros y dentro de los toros se basa en la Tabla 1, donde j7i. = yiin es el registro promedio de las n hijas del padre i, y y., = yi,/bn es el promedio de los registros de todas las n hijas de todos los b padres. Entonces, con los toros considerados al azar, los cuadrados medios esperados (MS) en la forma de componente de varianza habitual de la Ecuación [I] son, usando 4 y 4 para la varianza del padre y del error, respectivamente i=lj=1 E(MSB) = n$ + 4 y E(MSW) = 4.</text:p>
      <text:p text:style-name="Standard"/>
      <text:p text:style-name="Standard">Igualar los cuadrados medios a sus valores esperados como método para estimar los componentes de la varianza da las ecuaciones</text:p>
      <text:p text:style-name="Standard"/>
      <text:p text:style-name="Standard">…</text:p>
      <text:p text:style-name="Standard"/>
      <text:p text:style-name="Standard">y estos producen las estimaciones de ANOVA</text:p>
      <text:p text:style-name="Standard"/>
      <text:p text:style-name="Standard">…</text:p>
      <text:p text:style-name="Standard"/>
      <text:p text:style-name="Standard"><text:span text:style-name="T4">Este es el método ANOVA para estimar los componentes de la varianza en su forma más simple: para la clasificación unidireccional con datos balanceados. En el momento del artículo de Henderson de 1953, este método de estimación estaba bien establecido para datos equilibrados. Lo que hizo Henderson, para datos no balanceados de modelos que podían tener cualquier número de factores cruzados, fue proporcionar sugerencias para las sumas de cuadrados que podrían usarse en esos modelos de la manera en que SSB y SSW se usan en [2], [3 ], y 141</text:span>.</text:p>
      <text:p text:style-name="Standard"/>
      <text:p text:style-name="P1">LOS TRES MÉTODOS DE HENDERSON</text:p>
      <text:p text:style-name="Standard"/>
      <text:p text:style-name="P5">La filosofía de Henderson (25) fue adaptar el método ANOVA para estimar los componentes de la varianza a fin de tener una metodología disponible para el tipo de análisis que se estaba considerando en la década de 1950, un análisis año por hato por toro con años como efectos fijos y rebaño y toros como efectos aleatorios. Por lo tanto, la distribución de los registros de 1 año podría tener la apariencia de la Tabla 2. Lo que Henderson nos dio fueron tres conjuntos diferentes de cuadrados medios (o sumas de cuadrados, siendo estos dos efectivamente equivalentes para el propósito en cuestión) que podrían usarse en el método básico de estimación ANOVA, a saber</text:p>
      <text:p text:style-name="Standard"/>
      <text:p text:style-name="Standard">…</text:p>
      <text:p text:style-name="Standard"/>
      <text:p text:style-name="P8">o</text:p>
      <text:p text:style-name="P8"/>
      <text:p text:style-name="P8">…</text:p>
      <text:p text:style-name="P8"><text:soft-page-break/></text:p>
      <text:p text:style-name="P6">Los tres conjuntos diferentes de sumas de cuadrados se conocieron como los Métodos 1, 2 y 3 de Henderson. En verdad, no son tres métodos diferentes sino tres aplicaciones diferentes del método ANOVA básico como se especifica en [5] y [6] . En resumen, los tres métodos son los siguientes.</text:p>
      <text:p text:style-name="P6"/>
      <text:p text:style-name="P9">…</text:p>
      <text:p text:style-name="P9"/>
      <text:p text:style-name="P9"><text:span text:style-name="T3">Un subproducto interesante de las contribuciones e influencia de Henderson en todo este trabajo es que muchos criadores de animales, en particular los académicos, se dieron cuenta de la necesidad de tener conocimientos de álgebra matricial como herramienta tanto para comprender las dificultades involucradas en la estimación de componentes de varianza a partir de sus datos y para desarrollar métodos que puedan manejar esas dificultades. Henderson, desde finales de la década de 1950 en adelante, fue un usuario constante de los métodos matriciales, y me parece que fue él quien, sin ayuda de nadie, promovió su uso para los problemas de cría de animales</text:span>.</text:p>
      <text:p text:style-name="P9"/>
      <text:p text:style-name="P3">MME DE BLUP Y HENDERSON</text:p>
      <text:p text:style-name="P9"/>
      <text:p text:style-name="P9">Una de las contribuciones más importantes de Chuck no solo para los criadores de animales sino también para los estadísticos fue en un artículo (26) con Oscar Kempthorne y otros. Ese documento fue escrito en tres secciones, cada una con su propio autor o autores. <text:span text:style-name="T3">La importancia del artículo radica en gran medida en la sección de Henderson en la que la estimación de los componentes de la varianza no es el énfasis, sino más bien la derivación del BLUP de los efectos aleatorios. Las ecuaciones ahora conocidas como ecuaciones modelo mixtas (MME), derivadas por Henderson, también se dan en ese documento</text:span>. Antes de discutir estos y su conexión con BLUP, es interesante dar un poco de historia.</text:p>
      <text:p text:style-name="P9"/>
      <text:p text:style-name="P10">Durante su Ph.D. entrenamiento, Chuck había tomado un curso de estadística de Alexander Mood en el que se encontró por primera vez con el siguiente ejercicio que luego apareció en Mood (33, p. 164, ejercicio 23). Con pequeños cambios también se encuentra en Mood y Graybill (34, p. 195, ejercicio 32), y en Mood, Graybill y Boes (35, p. 370, ejercicio 52):</text:p>
      <text:p text:style-name="P10"/>
      <text:p text:style-name="P9">…</text:p>
      <text:p text:style-name="P9"/>
      <text:p text:style-name="P9">Este ejercicio, con su última oración tentadora, desempeñó un papel destacado en la motivación inicial de C. R. Henderson en sus contribuciones de toda la vida al problema de estimar el mérito genético del ganado. Es el clásico problema de predicción de predecir el valor realizado no observable de un efecto aleatorio que forma parte de un modelo mixto.</text:p>
      <text:p text:style-name="P9"/>
      <text:p text:style-name="P9"><text:span text:style-name="T1">Como precursor de BLUP, es, como sabemos ahora, un procedimiento para estimar una media condicional, la media del efecto aleatorio de interés, dados los datos. En el contexto de prueba de toros, BLUP es el estimador de E(sily), donde si es un efecto sue e y es el vector de datos. En 1950, Henderson (24) presentó un artículo sobre este tema en una reunión del Instituto de Estadística Matemática y se refirió a la técnica como "estimación" de efectos aleatorios, una frase que, como me dijo Chuck una vez, cayó como una pista. globo. Los estadísticos simplemente no estiman las variables aleatorias. Y eso, junto con un artículo de Cochran (12), es presumiblemente y apropiadamente lo que llevó al nombre "predictor" en lugar de "estimador"</text:span>.</text:p>
      <text:p text:style-name="P9"/>
      <text:p text:style-name="P9"><text:span text:style-name="T3">Breves detalles de las ideas BLUP y MME son los siguientes, dados en la notación matricial que Henderson usó con tanta frecuencia</text:span>. Comience con la ecuación del modelo para un vector de datos y:</text:p>
      <text:p text:style-name="P9"/>
      <text:p text:style-name="P9"><text:soft-page-break/>…</text:p>
      <text:p text:style-name="P9"/>
      <text:p text:style-name="P9">B es un vector de efectos fijos, u es un vector de efectos aleatorios, X y Z suelen ser matrices de incidencia (elementos de 0 o l), ye es un vector de error residual. Entonces con</text:p>
      <text:p text:style-name="P9"/>
      <text:p text:style-name="P9">…</text:p>
      <text:p text:style-name="P9"/>
      <text:p text:style-name="P9">Entonces la <text:span text:style-name="T6">BLUE</text:span> de XB es</text:p>
      <text:p text:style-name="P9"/>
      <text:p text:style-name="P9">…</text:p>
      <text:p text:style-name="P9"/>
      <text:p text:style-name="P9">donde (X'V-'X)- está definido por X'V-lX (X'V-lX)-X'V-lX = X'V-lX. Y luego el BLUP de <text:span text:style-name="T6">u</text:span> es</text:p>
      <text:p text:style-name="P9"/>
      <text:p text:style-name="P9">…</text:p>
      <text:p text:style-name="P9"/>
      <text:p text:style-name="P6">El desarrollo de Henderson fue que BLUE(XP) y BLUP(u) pueden obtenerse más fácilmente que en las ecuaciones [12] y [13], a partir del conjunto de ecuaciones</text:p>
      <text:p text:style-name="P9"/>
      <text:p text:style-name="P9">…</text:p>
      <text:p text:style-name="P9"/>
      <text:p text:style-name="P9"><text:span text:style-name="T3">que llamó el MME</text:span>. Entonces</text:p>
      <text:p text:style-name="P9"/>
      <text:p text:style-name="P9">…</text:p>
      <text:p text:style-name="P9"/>
      <text:p text:style-name="P11">y</text:p>
      <text:p text:style-name="P11"/>
      <text:p text:style-name="P11">…</text:p>
      <text:p text:style-name="P11"/>
      <text:p text:style-name="P11"><text:span text:style-name="T1">Las ecuaciones [14], el MME, tienen varias características importantes.</text:span> Primero, para obtener Xp son más fáciles de calcular que [12]: V-' en [12] tiene un orden N, mientras que [14] tiene un orden igual al número de efectos fijos y aleatorios que ocurren en los datos, generalmente mucho menos que N. Además, R-' y D-' en la Ecuación [14] suelen ser fáciles de calcular, porque R suele ser simplemente 41. y D suele ser diagonal. En segundo lugar, las ecuaciones [14] producen y G simultáneamente. Y luego están las otras dos propiedades de li que son tan útiles para los criadores de animales: una es la propiedad de buena clasificación de 0, que al clasificar a los toros por sus valores correspondientes en G se maximiza la probabilidad de clasificar correctamente a los toros, como se muestra Portnoy (37); y la otra característica útil de ? y es que siempre que k'p sea estimable (es decir, k' = t'X para som? t'), entonces el mejor estimador de k'P + p'u es k'P + p'li. <text:span text:style-name="T1">Y finalmente, por supuesto, a través de su confianza en los componentes de la varianza de cualquier modelo mixto que se esté utilizando, el MME proporciona una motivación sólida para querer estimar los componentes de la varianza.</text:span></text:p>
      <text:p text:style-name="P11"/>
      <text:p text:style-name="P11"><text:span text:style-name="T3">Estas son, entonces, las principales contribuciones específicas de Henderson a la estadística: métodos oportunos a principios de la década de 1950 para estimar los componentes de la varianza a partir de datos no balanceados y el desarrollo del procedimiento BLUP y la metodología afiliada. Estas contribuciones son sustanciales. Nadie antes de Henderson había abordado realmente el problema del componente de varianza; y su BLUP es equivalente a los procedimientos estadísticos en el marco de Bayes, Stein y la estimación de contracción que ahora son tan ampliamente reconocidos, y se produjo mucho antes. En este contexto, Henderson, el estadístico, a través de su intenso interés en los problemas de la cría de animales, se adelantó años a su tiempo</text:span>.</text:p>
      <text:p text:style-name="P11"><text:soft-page-break/></text:p>
      <text:p text:style-name="P4">ESTIMACIÓN DE MÁXIMA VEROSIMILITUD</text:p>
      <text:p text:style-name="P11"/>
      <text:p text:style-name="P11"><text:span text:style-name="T3">Los métodos de Henderson no solo inspiraron a otros estadísticos a estudiar las propiedades de esos métodos (por ejemplo, varianzas de muestreo, como ya se discutió), sino que también motivaron a otros, en mi opinión, a desarrollar métodos adicionales para estimar los componentes de la varianza. El más importante de ellos, de Hartley y J.N.K. Rao (22), ha sido la aplicación del método de máxima verosimilitud establecido desde hace mucho tiempo, un método de estimación que, en casi todas las circunstancias, produce estimadores con una variedad de propiedades estadísticas óptimas: consistencia, suficiencia y normalidad asintótica con muestreo asintótico. variaciones Peluca disponible. Es por tanto un método de estimación muy atractivo. Sin embargo, aparte de Crump (13), no se aplicó al problema del componente de varianza hasta que Hartley y J.N.K. Rao (22), sin duda su éxito se debe a su formulación matricial del problema. Con la ecuación del modelo</text:span></text:p>
      <text:p text:style-name="P11"/>
      <text:p text:style-name="P11">…</text:p>
      <text:p text:style-name="P11"/>
      <text:p text:style-name="P11">dividieron u en vectores ui de orden qi, uno para cada factor aleatorio (efecto principal, interacción o factor anidado) en los datos, con var(ui) = $1. Y Z se reparte conforme con 1% u, para dar</text:p>
      <text:p text:style-name="P11"/>
      <text:p text:style-name="P11">…</text:p>
      <text:p text:style-name="P11"/>
      <text:p text:style-name="P11">para r factores aleatorios. Además, al definir</text:p>
      <text:p text:style-name="P11"/>
      <text:p text:style-name="P11">…</text:p>
      <text:p text:style-name="P11"/>
      <text:p text:style-name="P11">la ecuación del modelo se convierte en</text:p>
      <text:p text:style-name="P11"/>
      <text:p text:style-name="P11">…</text:p>
      <text:p text:style-name="P11"/>
      <text:p text:style-name="P11">Luego, al asumir la normalidad de todos los efectos aleatorios y el término de error residual, y definir</text:p>
      <text:p text:style-name="P11"/>
      <text:p text:style-name="P11">…</text:p>
      <text:p text:style-name="P11"/>
      <text:p text:style-name="P11">las ecuaciones de máxima verosimilitud para los componentes de la varianza se pueden adaptar [por ejemplo, Searle (51)] de las ecuaciones de Hartley y Rao (22) para escribirse sucintamente como [ver Searle (52, Sec. 7.la) para la notación]</text:p>
      <text:p text:style-name="P11"/>
      <text:p text:style-name="P11">…</text:p>
      <text:p text:style-name="P11"/>
      <text:p text:style-name="P12">Estas ecuaciones pueden no ser la forma más fácil de obtener una solución, pero son adecuadas para considerar lo que implica calcular las estimaciones de máxima verosimilitud. Deben resolverse para los términos $; y estos ocurren en V-l, por supuesto, y también, de [20], en P. Entonces, las ecuaciones son muy no lineales y, en general, no producen soluciones de forma cerrada. No obstante, la matriz de dispersión muestral asintótica de los estimadores de componentes de la varianza es conocida y es</text:p>
      <text:p text:style-name="P12"/>
      <text:p text:style-name="P12">…</text:p>
      <text:p text:style-name="P12"/>
      <text:p text:style-name="P7">Una variante de máxima verosimilitud es la máxima verosimilitud restringida (o, en Europa, residual) (REML), es decir, máxima verosimilitud para funciones lineales de los datos que no contienen los <text:soft-page-break/>efectos fijos, los “contrastes de error”, como maneja [ 23] los llama. Uso de resultados REML en ecuaciones</text:p>
      <text:p text:style-name="P12"/>
      <text:p text:style-name="P12">…</text:p>
      <text:p text:style-name="P12"/>
      <text:p text:style-name="P12">con matriz de dispersión asintótica</text:p>
      <text:p text:style-name="P12"/>
      <text:p text:style-name="P12">…</text:p>
      <text:p text:style-name="P12"/>
      <text:p text:style-name="P12"><text:span text:style-name="T3">Cualquiera que se use, máxima verosimilitud o REML, las ecuaciones para las estimaciones deben resolverse numéricamente, generalmente por iteración, aunque con la disponibilidad de computadoras muy grandes, se están investigando métodos para evaluar simplemente el logaritmo de la probabilidad.</text:span> Se haga lo que se haga, escribir el programa informático necesario no es tarea fácil. Entre las dificultades están las siguientes: 1) usar una forma óptima de la ecuación; 2) desarrollar una técnica de iteración óptima; 3) usar matrices dispersas de orden muy grande; 4) no tener valores intermedios de 0 sea sen-, 5) estar seguro de que la elección de los valores iniciales no afecta la solución final; 6) alcanzar un máximo global, no local, para la probabilidad; 7) tener la certeza de que se logra la convergencia, 8) lograr 6 &gt; 0 y si 2 0 para i = 1,. . .A y 9) siendo e definida no negativa.</text:p>
      <text:p text:style-name="P12"/>
      <text:p text:style-name="P12"><text:span text:style-name="T3">A pesar de estas dificultades, además de tener que asumir la normalidad, el enfoque de máxima verosimilitud definitivamente se está aceptando como un enfoque óptimo para estimar los componentes de la varianza. Sus problemas de computación de alto nivel están siendo resueltos tanto por el rápido desarrollo de hardware y software como por la atención que los informáticos y los analistas numéricos están prestando a la solución de ecuaciones no lineales.</text:span> Además, la máxima verosimilitud apareció en escena justo cuando cierta insatisfacción estadística con los métodos de Henderson estaba alcanzando su punto máximo: la falta de propiedades de distribución y la incapacidad de comparar métodos de manera informativa. Y aunque es mi opinión personal que, al principio, Chuck Henderson no estaba convencido de que la máxima verosimilitud fuera a ser aceptable, pronto comenzó a trabajar con la máxima verosimilitud y, a partir de 1977, publicaba estudios comparativos entre la máxima verosimilitud y REML. [Ver, por ejemplo, Henderson y Quaas, 1977 (28); Rothschild, Henderson y Quaas, 1978 (43); y Rothschild y Henderson, 1979 (44).] Estos estudios también incluyeron comparaciones con el método de estimación MINQUE de Rao (38, 39,40,41), que requiere utilizar un conjunto de valores previos de los componentes como parte del proceso de estimación. Las estimaciones del MINQUE son entonces funciones de esos valores previos. Brown [8], sin embargo, muestra que iterar MINQUE, que es computacionalmente equivalente a REML, da estimadores que son asintóticamente normales. Casi al mismo tiempo que este trabajo comparativo, Henderson (29) redactó un informe técnico en el que mostraba cómo se pueden lograr cálculos de máxima verosimilitud usando elementos de su MME. Este fue un trabajo notable, aliado tanto con Patterson como con Thompson (36) en su desarrollo original de REML y con el posterior Dempster et al. (16) en su descripción de lo que ahora se llama el algoritmo de maximización de expectativas (EM). El enfoque de Henderson, por medio de su MME, evitó algunos de los problemas de computación enumerados anteriormente. En particular, como lo muestra Harville (23), siempre da valores positivos para los componentes estimados.</text:p>
      <text:p text:style-name="P11"/>
      <text:p text:style-name="P4">UNA VISIÓN GENERAL</text:p>
      <text:p text:style-name="P11"/>
      <text:p text:style-name="P11">Una lista de las publicaciones de C. R. Henderson contiene 233 elementos: 1 libro, 1 tesis, 48 ​​resúmenes y 183 artículos. En una clasificación aproximada y subjetiva de estos documentos, etiqueté 94 de ellos como principalmente estadísticos, y 41 de ellos estaban relacionados con los componentes <text:soft-page-break/>de la varianza. Con este registro, está claro que aunque los científicos lecheros siempre pensarán en Chuck como uno de ellos (y con razón), también fue un jugador importante en las estadísticas. <text:span text:style-name="T1">Sus contribuciones estadísticas fueron, por supuesto, en los campos especializados de modelos lineales y componentes de varianza, como resultado de su fuerte y permanente interés en usar estadísticas para mejorar la producción lechera. Un deslumbrante faro de su trabajo fue el artículo sobre biometría de 1953 (25). Tuvo tres efectos principales. Primero, nos mostró que, de hecho, había formas de estimar los componentes de la varianza a partir de datos no balanceados. Segundo. motivó a varios estadísticos a observar esos métodos e investigar sus propiedades y, al hacerlo, generar interés en el modelo mixto. En tercer lugar, y posiblemente lo más importante, esto animó a Chuck, creo, a continuar promoviendo el modelo mixto entre sus colegas y estudiantes hasta que sus ideas llegaron a una audiencia estadística mucho más amplia que los usuarios del modelo mixto y los componentes de la varianza</text:span>. <text:span text:style-name="T1">En la década de 1950 y principios de la de 1960, el interés en el modelo mixto se centró principalmente entre los biometristas relacionados con la genética</text:span>. (Recuerdo que en 1957 estaba en un seminario de 6 semanas de la Fundación Nacional de Ciencias sobre análisis de varianza que incluía a varios estadísticos establecidos que estaban publicando artículos de análisis de varianza en Annals of Mathematical Statistics. ¡Varios de ellos nunca habían oído hablar de los efectos aleatorios! ) Sin embargo, en 1967 y en los años posteriores, <text:span text:style-name="T1">el modelo mixto se ha convertido en un tema candente en numerosas revistas estadísticas. Gran parte de este interés proviene, estoy seguro, del hombre que llegó primero a los problemas: Charles Roy Hender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4T04:48:30.080532451</meta:creation-date>
    <meta:generator>LibreOffice/6.0.7.3$Linux_X86_64 LibreOffice_project/00m0$Build-3</meta:generator>
    <dc:date>2022-02-04T06:46:31.367740768</dc:date>
    <meta:editing-duration>PT1H47M39S</meta:editing-duration>
    <meta:editing-cycles>27</meta:editing-cycles>
    <meta:document-statistic meta:table-count="0" meta:image-count="0" meta:object-count="0" meta:page-count="7" meta:paragraph-count="69" meta:word-count="3314" meta:character-count="19919" meta:non-whitespace-character-count="16672"/>
  </office:meta>
</office:document-meta>
</file>